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〈</mo>
        <mrow>
          <mrow>
            <msub>
              <mo stretchy="false">ψ</mo>
              <mn>2</mn>
            </msub>
          </mrow>
          <mo stretchy="false">∣</mo>
          <mrow>
            <msub>
              <mo stretchy="false">ϕ</mo>
              <mn>2</mn>
            </msub>
          </mrow>
        </mrow>
        <mo stretchy="false">〉</mo>
      </mrow>
      <mrow>
        <mi/>
        <mo stretchy="false">=</mo>
        <mi/>
      </mrow>
      <mrow>
        <munder>
          <mo stretchy="false">∫</mo>
          <mrow>
            <mi>k</mi>
            <mi>,</mi>
            <mi>l</mi>
          </mrow>
        </munder>
        <mi/>
      </mrow>
      <mrow>
        <munder>
          <mo stretchy="false">∫</mo>
          <mrow>
            <mi>i</mi>
            <mi>,</mi>
            <mi>j</mi>
          </mrow>
        </munder>
        <mi/>
      </mrow>
      <msubsup>
        <mo stretchy="false">α</mo>
        <mrow>
          <mi mathvariant="italic">kl</mi>
        </mrow>
        <mrow>
          <mtext>*</mtext>
        </mrow>
      </msubsup>
      <mrow>
        <mo stretchy="false">(</mo>
        <mrow>
          <mo stretchy="false">ψ</mo>
        </mrow>
        <mo stretchy="false">)</mo>
      </mrow>
      <mi/>
      <msub>
        <mo stretchy="false">α</mo>
        <mrow>
          <mi mathvariant="italic">ij</mi>
        </mrow>
      </msub>
      <mrow>
        <mo stretchy="false">(</mo>
        <mrow>
          <mo stretchy="false">ϕ</mo>
        </mrow>
        <mo stretchy="false">)</mo>
      </mrow>
      <mi/>
      <mrow>
        <mo stretchy="false">〈</mo>
        <mrow>
          <mrow>
            <msubsup>
              <mrow>
                <mover accent="true">
                  <mo stretchy="false">ψ</mo>
                  <mo stretchy="false">̄</mo>
                </mover>
              </mrow>
              <mi>k</mi>
              <mrow>
                <mrow>
                  <mo stretchy="false">(</mo>
                  <mrow>
                    <mn>1</mn>
                  </mrow>
                  <mo stretchy="false">)</mo>
                </mrow>
              </mrow>
            </msubsup>
          </mrow>
          <mo stretchy="false">∣</mo>
          <mrow>
            <msubsup>
              <mrow>
                <mover accent="true">
                  <mo stretchy="false">ϕ</mo>
                  <mo stretchy="false">̄</mo>
                </mover>
              </mrow>
              <mi>i</mi>
              <mrow>
                <mrow>
                  <mo stretchy="false">(</mo>
                  <mrow>
                    <mn>1</mn>
                  </mrow>
                  <mo stretchy="false">)</mo>
                </mrow>
              </mrow>
            </msubsup>
          </mrow>
        </mrow>
        <mo stretchy="false">〉</mo>
      </mrow>
      <mi/>
      <mrow>
        <mo stretchy="false">〈</mo>
        <mrow>
          <mrow>
            <msubsup>
              <mrow>
                <mover accent="true">
                  <mo stretchy="false">ψ</mo>
                  <mo stretchy="false">̂</mo>
                </mover>
              </mrow>
              <mi>l</mi>
              <mrow>
                <mrow>
                  <mo stretchy="false">(</mo>
                  <mrow>
                    <mn>2</mn>
                  </mrow>
                  <mo stretchy="false">)</mo>
                </mrow>
              </mrow>
            </msubsup>
          </mrow>
          <mo stretchy="false">∣</mo>
          <mrow>
            <msubsup>
              <mrow>
                <mover accent="true">
                  <mo stretchy="false">ϕ</mo>
                  <mo stretchy="false">̂</mo>
                </mover>
              </mrow>
              <mi>j</mi>
              <mrow>
                <mrow>
                  <mo stretchy="false">(</mo>
                  <mrow>
                    <mn>2</mn>
                  </mrow>
                  <mo stretchy="false">)</mo>
                </mrow>
              </mrow>
            </msubsup>
          </mrow>
        </mrow>
        <mo stretchy="false">〉</mo>
      </mrow>
    </mrow>
    <annotation encoding="StarMath 5.0">langle 
 %ipsi _2
 mline 
 %iphi _2 
rangle ~=~ 
int from {k,l} ` int from {i,j} ` 
%ialpha _{kl} ^{"*"} (%ipsi) ` %ialpha _{ij} (%iphi) 
` 
langle 
 {bar %ipsi} _k ^{(1)} 
 mline 
 {bar %iphi} _i ^{(1)} 
rangle 
` 
langle 
 {hat %ipsi} _l ^{(2)} 
 mline 
 {hat %iphi} _j ^{(2)} 
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4T21:09:10.640000000</meta:creation-date>
    <meta:generator>LibreOffice/4.1.4.2$Windows_x86 LibreOffice_project/0a0440ccc0227ad9829de5f46be37cfb6edcf72</meta:generator>
  </office:meta>
</office:document-meta>
</file>